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AB0000014EF87C1E4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il Call Optimization in gcc &amp; clang</text:p>
          </draw:text-box>
        </draw:frame>
        <draw:frame presentation:style-name="pr2" draw:layer="layout" svg:width="24.639cm" svg:height="3.4cm" svg:x="1.6cm" svg:y="3.6cm" presentation:class="subtitle" presentation:user-transformed="true">
          <draw:text-box>
            <text:p>Phil Tomson</text:p>
          </draw:text-box>
        </draw:frame>
        <draw:frame draw:style-name="gr1" draw:text-style-name="P1" draw:layer="layout" svg:width="19.2cm" svg:height="13.4cm" svg:x="4.4cm" svg:y="7.2cm">
          <draw:image xlink:href="Pictures/10000000000001AB0000014EF87C1E4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 Tomson</meta:initial-creator>
    <meta:creation-date>2014-08-04T15:22:11</meta:creation-date>
    <dc:date>2014-08-04T15:26:07</dc:date>
    <dc:creator>Phil Tomson</dc:creator>
    <meta:editing-duration>P0D</meta:editing-duration>
    <meta:editing-cycles>1</meta:editing-cycles>
    <meta:generator>LibreOffice/3.5$Linux_X86_64 LibreOffice_project/350m1$Build-2</meta:generator>
    <meta:document-statistic meta:object-count="26"/>
  </office:meta>
</office:document-meta>
</file>